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22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6.89mm" fo:break-before="auto" style:use-optimal-row-height="true"/>
    </style:style>
    <style:style style:name="ro3" style:family="table-row">
      <style:table-row-properties style:row-height="142.68mm" fo:break-before="auto" style:use-optimal-row-height="true"/>
    </style:style>
    <style:style style:name="ro4" style:family="table-row">
      <style:table-row-properties style:row-height="115.04mm" fo:break-before="auto" style:use-optimal-row-height="true"/>
    </style:style>
    <style:style style:name="ro5" style:family="table-row">
      <style:table-row-properties style:row-height="118.99mm" fo:break-before="auto" style:use-optimal-row-height="true"/>
    </style:style>
    <style:style style:name="ro6" style:family="table-row">
      <style:table-row-properties style:row-height="111.09mm" fo:break-before="auto" style:use-optimal-row-height="true"/>
    </style:style>
    <style:style style:name="ro7" style:family="table-row">
      <style:table-row-properties style:row-height="107.14mm" fo:break-before="auto" style:use-optimal-row-height="true"/>
    </style:style>
    <style:style style:name="ro8" style:family="table-row">
      <style:table-row-properties style:row-height="130.83mm" fo:break-before="auto" style:use-optimal-row-height="true"/>
    </style:style>
    <style:style style:name="ro9" style:family="table-row">
      <style:table-row-properties style:row-height="122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bf44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bf44"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bf44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bf44" style:font-name="Liberation Sans" fo:language="none" fo:country="none" style:font-name-asian="Liberation Mono1" style:language-asian="none" style:country-asian="none" style:font-name-complex="Tahoma" style:font-size-complex="6.80000019073486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color="#72bf44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atégorie commerc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limentation générale, supermarchés, produits bio, produits surgelés</text:p>
          </table:table-cell>
          <table:table-cell table:style-name="ce14"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nimalerie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ntiquités, brocantes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Articles de sport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udioprothésiste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Bijoutiers - horlogers</text:p>
          </table:table-cell>
          <table:table-cell table:style-name="ce15" table:number-columns-repeated="102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Bouchers, charcutiers, traiteurs</text:p>
          </table:table-cell>
          <table:table-cell table:style-name="ce16"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Boulangers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Bricolage, jardinage, quincaillerie</text:p>
          </table:table-cell>
          <table:table-cell table:style-name="ce15" table:number-columns-repeated="10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harcutier - Traiteur</text:p>
          </table:table-cell>
          <table:table-cell table:style-name="ce16"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Chaussures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Cigarettes électroniques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Cordonniers, clé minute</text:p>
          </table:table-cell>
          <table:table-cell table:style-name="ce15" table:number-columns-repeated="10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Crémier, fromager</text:p>
          </table:table-cell>
          <table:table-cell table:style-name="ce16" table:number-columns-repeated="102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Cycles, motocycles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Décoration, arts de la table, cadeaux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Ebénistes - Menuisiers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Electroménager, TV, Hifi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1" office:value-type="string" calcext:value-type="string">
            <text:p>Encadrement</text:p>
          </table:table-cell>
          <table:table-cell table:style-name="ce15" table:number-columns-repeated="102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Fêtes et Déguisements</text:p>
          </table:table-cell>
          <table:table-cell table:style-name="ce15" table:number-columns-repeated="1022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2" office:value-type="string" calcext:value-type="string">
            <text:p>Fleuristes</text:p>
          </table:table-cell>
          <table:table-cell table:style-name="ce17" table:number-columns-repeated="102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2" office:value-type="string" calcext:value-type="string">
            <text:p>Informatique</text:p>
          </table:table-cell>
          <table:table-cell table:style-name="ce17"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Instruments de musique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Jeux, jouets, modélisme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" office:value-type="string" calcext:value-type="string">
            <text:p>Librairies, papeterie, presse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Lingerie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Loisirs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" office:value-type="string" calcext:value-type="string">
            <text:p>Maroquinerie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Mercerie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Meuble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Miroiteries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Nutrition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Opticiens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Parfumerie</text:p>
          </table:table-cell>
          <table:table-cell table:number-columns-repeated="10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Pâtissiers, confiseurs, chocolatiers</text:p>
          </table:table-cell>
          <table:table-cell table:style-name="ce16"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Pharmacie</text:p>
          </table:table-cell>
          <table:table-cell table:number-columns-repeated="10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Poissonniers</text:p>
          </table:table-cell>
          <table:table-cell table:style-name="ce16"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3" office:value-type="string" calcext:value-type="string">
            <text:p>Pompes funèbres, marbrerie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Prêt-à-porter</text:p>
          </table:table-cell>
          <table:table-cell table:number-columns-repeated="10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Primeurs</text:p>
          </table:table-cell>
          <table:table-cell table:style-name="ce16"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Téléphonie</text:p>
          </table:table-cell>
          <table:table-cell table:number-columns-repeated="10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Vins et spiritueux</text:p>
          </table:table-cell>
          <table:table-cell table:style-name="ce16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tégorie prima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PRIM_ID</text:p>
          </table:table-cell>
          <table:table-cell office:value-type="string" calcext:value-type="string">
            <text:p>CATPRIM_NOM</text:p>
          </table:table-cell>
          <table:table-cell office:value-type="string" calcext:value-type="string">
            <text:p>CATPRIM_IMAG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cuterie</text:p>
          </table:table-cell>
          <table:table-cell office:value-type="string" calcext:value-type="string">
            <text:p>salami.p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picerie salée</text:p>
          </table:table-cell>
          <table:table-cell office:value-type="string" calcext:value-type="string">
            <text:p>pasta.p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Épicerie sucrée</text:p>
          </table:table-cell>
          <table:table-cell office:value-type="string" calcext:value-type="string">
            <text:p>chocolate.pn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fruit.png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ygiène/Beauté</text:p>
          </table:table-cell>
          <table:table-cell office:value-type="string" calcext:value-type="string">
            <text:p>cosmetics.pn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andes animales</text:p>
          </table:table-cell>
          <table:table-cell office:value-type="string" calcext:value-type="string">
            <text:p>meat.p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égumes</text:p>
          </table:table-cell>
          <table:table-cell office:value-type="string" calcext:value-type="string">
            <text:p>vegetables.pn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its de la mer</text:p>
          </table:table-cell>
          <table:table-cell office:value-type="string" calcext:value-type="string">
            <text:p>crab.pn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its laitiers</text:p>
          </table:table-cell>
          <table:table-cell office:value-type="string" calcext:value-type="string">
            <text:p>cow.pn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wine-bottle.png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res boissons alcoolisées</text:p>
          </table:table-cell>
          <table:table-cell office:value-type="string" calcext:value-type="string">
            <text:p>beer.png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issons non alcoolisées</text:p>
          </table:table-cell>
          <table:table-cell office:value-type="string" calcext:value-type="string">
            <text:p>coke.p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égorie seconda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SEC_ID</text:p>
          </table:table-cell>
          <table:table-cell office:value-type="string" calcext:value-type="string">
            <text:p>CATPRIM_ID</text:p>
          </table:table-cell>
          <table:table-cell office:value-type="string" calcext:value-type="string">
            <text:p>CATSEC_NOM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ouille/Andouillett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di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b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âté/Terrin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llett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ciss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ucisso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Épicerie fin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ile/Assaisonnemen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âte/Riz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/Croûto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scuit/Gâteau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colat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ote/Crème dessert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iseri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icerie fin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ine/Sucre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uits confits/ Fruits sec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rum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uits à noyau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uits à pépins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uits rouges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vo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n du corp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œuf/veau/cheval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neau/Chèvre/Mouto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aill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ineuses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es-racines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es-fruits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es-feui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es-tubercules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es-bulbes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es-tiges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égumes-fleur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issons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uits de mer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its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omag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ème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urres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aourts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èmes glacée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ns rouges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ns rosés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ns blancs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ères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dres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ux-de-vie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queurs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tres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zeuses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n-gazeus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tégorie tertia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TTER_ID</text:p>
          </table:table-cell>
          <table:table-cell office:value-type="string" calcext:value-type="string">
            <text:p>CATSEC_ID</text:p>
          </table:table-cell>
          <table:table-cell office:value-type="string" calcext:value-type="string">
            <text:p>CATTER_NOM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ouil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ouillett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din blanc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din noir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bon cru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mbon sec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âté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in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llettes de crustacé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llettes de poissons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llettes de porc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llettes de volaille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ucisse de bœuf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ucisse de porc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ucisse de volaill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ucisson cuit ou à cuir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ucisson sec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scuits apéritif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Épices/Condiment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Épices/Sel/Poivr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ile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âte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z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pe instantané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pe liquid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roûto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scuits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kes/Madeleines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colat au lait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colat blanc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colat noir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ocolat à pâtisser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fiserie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ote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ème dessert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uits au sirop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nbons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amel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the/Réglisse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scuits/Confiserie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el/Confiture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és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rine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cre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uits confits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uits secs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garade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itro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lémentine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ndarine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mplemousse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ricot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ocat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te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gue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live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êche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une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ing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rnouiller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èfl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ire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mme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stèque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isin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nneberge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ssis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erise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ise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amboise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oseille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ûre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yrtille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on liquide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von solide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mmage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in des mains/pieds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œuf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eval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eau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èvre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uton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nde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oulet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ntilles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is cassés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tits pois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is chiches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èves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icots blancs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icots rouges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icots noirs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ja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rottes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nais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dis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vets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tteraves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lsifis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nouils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oux-rave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éleris-rave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tabagas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mates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ncombres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rges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rgettes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bergines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rnichons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ons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ivrons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vocats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lives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ments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lades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Épinards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oux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ons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éleris à côte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essons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seilles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sils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mmes de terre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tates douces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osnes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opinambours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ulx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ignons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Échalotes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iboules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iboulettes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ireaux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tichauts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ocolis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oux-fleur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éleris-branche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perges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issons blancs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issons gras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utres poissons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viars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quillages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llusques sans coquilles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cargots de mer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ustacés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Échinodermes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it de vache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it de chèvre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it de brebis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omages frais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omages à pâtes molles et <text:s/>croûte fleurie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omages à pâtes molles et <text:s/>croûte lavée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omages à pâtes presses non cuites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omages à pâtes presses cuites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omages à pâtes persillées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omages de chèvre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èmes fraîches liquides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èmes fraîches épaisses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èmes allégées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èmes aigres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urres barattés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urres fins et extra-fins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urres doux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urres salés et demi-sel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urres clarifiés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aourts au lait entier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aourts au lait demi- écrémé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aourts allégés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aourts brassés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aourts à boire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Yaourts fermentés (kéfir, lassi...)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mples Crèmes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ubles Crèmes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rdeaux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rdeaux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rdeaux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urgogne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urgogne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urgogne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nguedoc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nguedoc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nguedoc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ussillon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ussillon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ussillon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rovence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ovence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ovence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aujolais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aujolais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aujolais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d-Ouest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d-Ouest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ud-Ouest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llée de la Loire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allée de la Loire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allée de la Loire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llée du Rhône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allée du Rhône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Vallée du Rhône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sace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sace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sace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orraine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rraine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orraine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ra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ura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ura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ampagne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ampagne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ampagne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itou-Charentes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itou-Charentes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itou-Charentes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voie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voie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voie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rse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rse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rse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utres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utres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utres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ondes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mbrées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unes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anches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ruts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mi-secs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oux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aux-de-vie de fruits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aux-de-vie de vin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aux-de-vie de marc de raisin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aux-de-vie de céréale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queurs de fruits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iqueurs de plantes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isés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in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tter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hum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imonades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odas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afés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és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fusions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rops</text:p>
          </table:table-cell>
          <table:table-cell table:number-columns-repeated="1021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4" table:number-rows-repeated="3">
          <table:table-cell/>
        </table:table-row>
        <table:table-row table:style-name="ro6">
          <table:table-cell/>
        </table:table-row>
        <table:table-row table:style-name="ro7">
          <table:table-cell/>
        </table:table-row>
        <table:table-row table:style-name="ro5">
          <table:table-cell/>
        </table:table-row>
        <table:table-row table:style-name="ro2">
          <table:table-cell/>
        </table:table-row>
        <table:table-row table:style-name="ro4" table:number-rows-repeated="2">
          <table:table-cell/>
        </table:table-row>
        <table:table-row table:style-name="ro8">
          <table:table-cell/>
        </table:table-row>
        <table:table-row table:style-name="ro5">
          <table:table-cell/>
        </table:table-row>
        <table:table-row table:style-name="ro4">
          <table:table-cell/>
        </table:table-row>
        <table:table-row table:style-name="ro9">
          <table:table-cell/>
        </table:table-row>
        <table:table-row table:style-name="ro4" table:number-rows-repeated="2">
          <table:table-cell/>
        </table:table-row>
        <table:table-row table:style-name="ro5">
          <table:table-cell/>
        </table:table-row>
        <table:table-row table:style-name="ro4" table:number-rows-repeated="2">
          <table:table-cell/>
        </table:table-row>
        <table:table-row table:style-name="ro5" table:number-rows-repeated="3">
          <table:table-cell/>
        </table:table-row>
        <table:table-row table:style-name="ro2">
          <table:table-cell/>
        </table:table-row>
        <table:table-row table:style-name="ro4">
          <table:table-cell/>
        </table:table-row>
        <table:table-row table:style-name="ro9">
          <table:table-cell/>
        </table:table-row>
        <table:table-row table:style-name="ro8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4">
          <table:table-cell/>
        </table:table-row>
        <table:table-row table:style-name="ro2">
          <table:table-cell/>
        </table:table-row>
        <table:table-row table:style-name="ro6">
          <table:table-cell/>
        </table:table-row>
        <table:table-row table:style-name="ro5">
          <table:table-cell/>
        </table:table-row>
        <table:table-row table:style-name="ro9">
          <table:table-cell/>
        </table:table-row>
        <table:table-row table:style-name="ro4">
          <table:table-cell/>
        </table:table-row>
        <table:table-row table:style-name="ro2">
          <table:table-cell/>
        </table:table-row>
        <table:table-row table:style-name="ro5">
          <table:table-cell/>
        </table:table-row>
        <table:table-row table:style-name="ro4">
          <table:table-cell/>
        </table:table-row>
        <table:table-row table:style-name="ro9">
          <table:table-cell/>
        </table:table-row>
        <table:table-row table:style-name="ro6">
          <table:table-cell/>
        </table:table-row>
        <table:table-row table:style-name="ro5">
          <table:table-cell/>
        </table:table-row>
        <table:table-row table:style-name="ro9">
          <table:table-cell/>
        </table:table-row>
        <table:table-row table:style-name="ro5">
          <table:table-cell/>
        </table:table-row>
        <table:table-row table:style-name="ro4">
          <table:table-cell/>
        </table:table-row>
        <table:table-row table:style-name="ro6">
          <table:table-cell/>
        </table:table-row>
        <table:table-row table:style-name="ro4">
          <table:table-cell/>
        </table:table-row>
        <table:table-row table:style-name="ro6" table:number-rows-repeated="2">
          <table:table-cell/>
        </table:table-row>
        <table:table-row table:style-name="ro4" table:number-rows-repeated="4">
          <table:table-cell/>
        </table:table-row>
        <table:table-row table:style-name="ro9">
          <table:table-cell/>
        </table:table-row>
        <table:table-row table:style-name="ro8">
          <table:table-cell/>
        </table:table-row>
        <table:table-row table:style-name="ro4">
          <table:table-cell/>
        </table:table-row>
        <table:table-row table:style-name="ro2">
          <table:table-cell/>
        </table:table-row>
        <table:table-row table:style-name="ro4" table:number-rows-repeated="2">
          <table:table-cell/>
        </table:table-row>
        <table:table-row table:style-name="ro5">
          <table:table-cell/>
        </table:table-row>
        <table:table-row table:style-name="ro6">
          <table:table-cell/>
        </table:table-row>
        <table:table-row table:style-name="ro2">
          <table:table-cell/>
        </table:table-row>
        <table:table-row table:style-name="ro6">
          <table:table-cell/>
        </table:table-row>
        <table:table-row table:style-name="ro9">
          <table:table-cell/>
        </table:table-row>
        <table:table-row table:style-name="ro4">
          <table:table-cell/>
        </table:table-row>
        <table:table-row table:style-name="ro9" table:number-rows-repeated="2">
          <table:table-cell/>
        </table:table-row>
        <table:table-row table:style-name="ro5">
          <table:table-cell/>
        </table:table-row>
        <table:table-row table:style-name="ro6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9">
          <table:table-cell/>
        </table:table-row>
        <table:table-row table:style-name="ro2" table:number-rows-repeated="2">
          <table:table-cell/>
        </table:table-row>
        <table:table-row table:style-name="ro5">
          <table:table-cell/>
        </table:table-row>
        <table:table-row table:style-name="ro9" table:number-rows-repeated="2">
          <table:table-cell/>
        </table:table-row>
        <table:table-row table:style-name="ro4">
          <table:table-cell/>
        </table:table-row>
        <table:table-row table:style-name="ro6">
          <table:table-cell/>
        </table:table-row>
        <table:table-row table:style-name="ro5">
          <table:table-cell/>
        </table:table-row>
        <table:table-row table:style-name="ro9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8">
          <table:table-cell/>
        </table:table-row>
        <table:table-row table:style-name="ro5">
          <table:table-cell/>
        </table:table-row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0:45:05.498000000</meta:creation-date>
    <dc:date>2018-09-26T17:37:36.514000000</dc:date>
    <meta:editing-duration>PT6H18M43S</meta:editing-duration>
    <meta:editing-cycles>6</meta:editing-cycles>
    <meta:generator>LibreOffice/6.0.6.2$Windows_X86_64 LibreOffice_project/0c292870b25a325b5ed35f6b45599d2ea4458e77</meta:generator>
    <meta:document-statistic meta:table-count="2" meta:cell-count="1039" meta:object-count="0"/>
  </office:meta>
</office:document-meta>
</file>